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572000000D8EDA272537D80C9C8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iragino Mincho ProN" svg:font-family="'Hiragino Mincho ProN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13cm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>
      <style:graphic-properties fo:min-height="5.25cm"/>
    </style:style>
    <style:style style:name="pr8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6pt" style:font-size-asian="24pt" style:font-size-complex="32pt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1">South Mississippi Linux User Group</text:span>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/>
            <text:p>Arch Linux</text:p>
            <text:p/>
            <text:p>Overview Discussion</text:p>
            <text:p>Perilous Live Demo</text:p>
            <text:p>Q&amp;A</text:p>
          </draw:text-box>
        </draw:frame>
        <draw:frame draw:style-name="gr1" draw:text-style-name="P3" draw:layer="layout" svg:width="4.913cm" svg:height="1.673cm" svg:x="22.019cm" svg:y="18.435cm">
          <draw:text-box>
            <text:p text:style-name="P2">John Dahl</text:p>
            <text:p text:style-name="P2">March 19, 2016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mo Setup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unning Linux inside of a virtual machine</text:p>
              </text:list-item>
              <text:list-item>
                <text:p>Start downloading now to follow the demo</text:p>
                <text:list>
                  <text:list-item>
                    <text:p>Virtualbox 5 </text:p>
                    <text:list>
                      <text:list-item>
                        <text:p><text:a xlink:href="https://www.virtualbox.org/" xlink:type="simple">https://www.virtualbox.org/</text:a></text:p>
                      </text:list-item>
                    </text:list>
                  </text:list-item>
                  <text:list-item>
                    <text:p>Arch Linux Dual ISO</text:p>
                    <text:list>
                      <text:list-item>
                        <text:p><text:a xlink:href="https://www.archlinux.org/" xlink:type="simple">https://www.archlinux.org/</text:a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2">Simplicity: Smaller, simpler changes mean less risk.</text:span></text:p>
              <text:p><text:span text:style-name="T2"/></text:p>
              <text:p><text:span text:style-name="T2">Modernity: make updated software available as soon as possible while managing risk.</text:span></text:p>
              <text:p><text:span text:style-name="T2"/></text:p>
              <text:p><text:span text:style-name="T2">Pragmatism: Sometime proprietary software is required to get the job done.</text:span></text:p>
              <text:p><text:span text:style-name="T2"/></text:p>
              <text:p><text:span text:style-name="T2">User Centrality: Focus on what the contributing users need to do rather than user-friendliness to the general public.</text:span></text:p>
              <text:p><text:span text:style-name="T2"/></text:p>
              <text:p><text:span text:style-name="T2">Versatility: Minimal base with only the features that are desired or needed.</text:span></text:p>
            </draw:text-box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verview</text:p>
          </draw:text-box>
        </draw:frame>
        <draw:frame presentation:style-name="pr7" draw:layer="layout" svg:width="26cm" svg:height="14cm" svg:x="0.952cm" svg:y="5.451cm" presentation:class="outline" presentation:user-transformed="true">
          <draw:text-box>
            <text:list text:style-name="L2">
              <text:list-item>
                <text:p>General purpose DIY distribution</text:p>
                <text:list>
                  <text:list-item>
                    <text:p>Flexible and highly capable system</text:p>
                    <text:list>
                      <text:list-item>
                        <text:p>As stable as YOU make it</text:p>
                      </text:list-item>
                    </text:list>
                  </text:list-item>
                  <text:list-item>
                    <text:p>Rolling release model vs. standard release model</text:p>
                    <text:list>
                      <text:list-item>
                        <text:p>Access to the most recent stable packages</text:p>
                      </text:list-item>
                      <text:list-item>
                        <text:p>Minimal changes reduce risk*</text:p>
                      </text:list-item>
                    </text:list>
                  </text:list-item>
                  <text:list-item>
                    <text:p>Not intended for Linux beginners</text:p>
                    <text:list>
                      <text:list-item>
                        <text:p>Know what you are doing before you do it</text:p>
                      </text:list-item>
                      <text:list-item>
                        <text:p>You are in control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rch Linux Princip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implicity vs. Ease-of-use</text:p>
              </text:list-item>
              <text:list-item>
                <text:p>Modernity</text:p>
              </text:list-item>
              <text:list-item>
                <text:p>Pragmatism vs. Ideology</text:p>
              </text:list-item>
              <text:list-item>
                <text:p>User-centrality vs. User-friendly</text:p>
              </text:list-item>
              <text:list-item>
                <text:p>Versatility</text:p>
                <text:p/>
                <text:p>Read more on the Arch Linux Wiki (https://wiki.archlinux.org/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2">Simplicity: Smaller, simpler changes mean less risk.</text:span></text:p>
              <text:p><text:span text:style-name="T2"/></text:p>
              <text:p><text:span text:style-name="T2">Modernity: make updated software available as soon as possible while managing risk.</text:span></text:p>
              <text:p><text:span text:style-name="T2"/></text:p>
              <text:p><text:span text:style-name="T2">Pragmatism: Sometime proprietary software is required to get the job done.</text:span></text:p>
              <text:p><text:span text:style-name="T2"/></text:p>
              <text:p><text:span text:style-name="T2">User Centrality: Focus on what the contributing users need to do rather than user-friendliness to the general public.</text:span></text:p>
              <text:p><text:span text:style-name="T2"/></text:p>
              <text:p><text:span text:style-name="T2">Versatility: Minimal base with only the features that are desired or needed.</text:span></text:p>
            </draw:text-box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.871cm" svg:y="0.813cm" presentation:class="title" presentation:user-transformed="true">
          <draw:text-box>
            <text:p>Installation Consideration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BIOS vs (U)EFI</text:p>
                <text:list>
                  <text:list-item>
                    <text:p>Wiki reference: Unified Extensible Firmware Interface</text:p>
                  </text:list-item>
                </text:list>
              </text:list-item>
              <text:list-item>
                <text:p>Traditional spindle HDD vs SSD</text:p>
                <text:list>
                  <text:list-item>
                    <text:p>Wiki reference: Solid State Drives</text:p>
                  </text:list-item>
                </text:list>
              </text:list-item>
              <text:list-item>
                <text:p>Factors that influence SWAP</text:p>
                <text:list>
                  <text:list-item>
                    <text:p>Wiki reference: Swap</text:p>
                  </text:list-item>
                </text:list>
              </text:list-item>
              <text:list-item>
                <text:p>WIFI vs wired LAN</text:p>
                <text:list>
                  <text:list-item>
                    <text:p>Wiki reference: Network Configuration</text:p>
                  </text:list-item>
                  <text:list-item>
                    <text:p>Wiki reference: Wireless Network Configuration</text:p>
                  </text:list-item>
                </text:list>
              </text:list-item>
              <text:list-item>
                <text:p>GPT vs MBR</text:p>
                <text:list>
                  <text:list-item>
                    <text:p>Wiki reference: Partitio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ersonal Preferenc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void typos, script everything possible</text:p>
                <text:list>
                  <text:list-item>
                    <text:p>Understand where you are running your scripts!</text:p>
                  </text:list-item>
                </text:list>
              </text:list-item>
              <text:list-item>
                <text:p>EFI</text:p>
              </text:list-item>
              <text:list-item>
                <text:p>GPT</text:p>
              </text:list-item>
              <text:list-item>
                <text:p>SWAP fi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rilous Live Dem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Virtual Machine</text:p>
                <text:list>
                  <text:list-item>
                    <text:p>BIOS, 1 CPU, 512MB RAM, 64MB Video RAM, 8GB HDD</text:p>
                  </text:list-item>
                  <text:list-item>
                    <text:p>Dual network (1 NAT, 1 host-only)</text:p>
                  </text:list-item>
                </text:list>
              </text:list-item>
              <text:list-item>
                <text:p>Manual base install</text:p>
                <text:list>
                  <text:list-item>
                    <text:p>Setup mbr partition(s) and SWAP</text:p>
                  </text:list-item>
                  <text:list-item>
                    <text:p>Install base &amp; grub files</text:p>
                  </text:list-item>
                  <text:list-item>
                    <text:p>Config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erilous Live Demo Continue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cripted install</text:p>
                <text:list>
                  <text:list-item>
                    <text:p>Stage 1 - Create partition scheme and copy basic OS file system</text:p>
                  </text:list-item>
                  <text:list-item>
                    <text:p>Stage 2 - Configure permanent settings</text:p>
                  </text:list-item>
                  <text:list-item>
                    <text:p>Stage 3 – Install the GU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Q&amp;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WAP</text:p>
              </text:list-item>
              <text:list-item>
                <text:p>EFI vs BIOS</text:p>
              </text:list-item>
              <text:list-item>
                <text:p>GPT vs MB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iragino Mincho ProN" svg:font-family="'Hiragino Mincho ProN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Br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Br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Br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7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5" draw:text-style-name="MP10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72000000D8EDA272537D80C9C8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6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3" draw:layer="backgroundobjects" svg:width="8.875cm" svg:height="1.447cm" svg:x="9.575cm" svg:y="19.129cm" presentation:class="footer">
        <draw:text-box>
          <text:p text:style-name="MP12"><text:span text:style-name="MT1"><presentation:footer/></text:span></text:p>
        </draw:text-box>
      </draw:frame>
      <draw:frame presentation:style-name="Mpr16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8T04:24:35.079630000</meta:creation-date>
    <meta:editing-duration>PT5H11M52S</meta:editing-duration>
    <meta:editing-cycles>26</meta:editing-cycles>
    <meta:generator>LibreOffice/5.2.0.4$MacOSX_X86_64 LibreOffice_project/066b007f5ebcc236395c7d282ba488bca6720265</meta:generator>
    <dc:date>2016-09-23T13:38:15.211150000</dc:date>
    <meta:document-statistic meta:object-count="97"/>
    <meta:template xlink:type="simple" xlink:actuate="onRequest" xlink:title="" xlink:href="../../../../../Applications/LibreOffice.app/Contents/Resources/template/common/presnt/Midnightblue.otp" meta:date="2015-01-02T03:03:30.296252306"/>
  </office:meta>
</office:document-meta>
</file>